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106cm" fo:margin-left="-0.106cm" fo:margin-top="0cm" fo:margin-bottom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6.009cm"/>
    </style:style>
    <style:style style:name="Table1.B" style:family="table-column">
      <style:table-column-properties style:column-width="0.443cm"/>
    </style:style>
    <style:style style:name="Table1.C" style:family="table-column">
      <style:table-column-properties style:column-width="0.654cm"/>
    </style:style>
    <style:style style:name="Table1.1" style:family="table-row">
      <style:table-row-properties style:min-row-height="1.157cm" fo:keep-together="auto"/>
    </style:style>
    <style:style style:name="Table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12cm" fo:keep-together="auto"/>
    </style:style>
    <style:style style:name="Table1.13" style:family="table-row">
      <style:table-row-properties style:min-row-height="1.711cm" fo:keep-together="auto"/>
    </style:style>
    <style:style style:name="Table1.19" style:family="table-row">
      <style:table-row-properties style:min-row-height="2.263cm" fo:keep-together="auto"/>
    </style:style>
    <style:style style:name="Table2" style:family="table" style:master-page-name="">
      <style:table-properties style:width="15.399cm" style:page-number="auto" table:align="left" style:shadow="none" style:may-break-between-rows="true" table:border-model="collapsing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5.689cm"/>
    </style:style>
    <style:style style:name="Table2.C" style:family="table-column">
      <style:table-column-properties style:column-width="3.307cm"/>
    </style:style>
    <style:style style:name="Table2.D" style:family="table-column">
      <style:table-column-properties style:column-width="2.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.245cm" table:align="left"/>
    </style:style>
    <style:style style:name="Table3.A" style:family="table-column">
      <style:table-column-properties style:column-width="1.245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0.769cm" table:align="left"/>
    </style:style>
    <style:style style:name="Table4.A" style:family="table-column">
      <style:table-column-properties style:column-width="0.769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0.769cm" table:align="left"/>
    </style:style>
    <style:style style:name="Table5.A" style:family="table-column">
      <style:table-column-properties style:column-width="0.769cm"/>
    </style:style>
    <style:style style:name="Table5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b2a" officeooo:paragraph-rsid="00184b2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4b2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2">Оценка</text:span></text:p>
          </table:table-cell>
          <table:table-cell table:style-name="Table2.A1" office:value-type="string">
            <text:p text:style-name="P4">Балло<text:span text:style-name="T2">в, от</text:span> (ПЗ)</text:p>
          </table:table-cell>
          <table:table-cell table:style-name="Table2.A1" office:value-type="string">
            <text:p text:style-name="P4">Баллов, <text:span text:style-name="T2">от</text:span> (Код)</text:p>
          </table:table-cell>
          <table:table-cell table:style-name="Table2.D1" office:value-type="string">
            <text:p text:style-name="P2"><text:s/><text:span text:style-name="T2">Всего баллов от</text:span></text:p>
          </table:table-cell>
        </table:table-row>
        <table:table-row table:style-name="Table2.1">
          <table:table-cell table:style-name="Table2.A2" office:value-type="string">
            <text:p text:style-name="P4">3</text:p>
          </table:table-cell>
          <table:table-cell table:style-name="Table2.A2" office:value-type="string">
            <text:section text:style-name="Sect1" text:name="{f2fcb36d-4c24-4512-9567-e3dd89c1b457}{235}">
              <text:p text:style-name="P5"/>
            </text:section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14 </text:p>
                </table:table-cell>
              </table:table-row>
            </table:table>
            <text:p text:style-name="P3"> </text:p>
          </table:table-cell>
          <table:table-cell table:style-name="Table2.A2" office:value-type="string">
            <text:p text:style-name="P4">6 </text:p>
          </table:table-cell>
          <table:table-cell table:style-name="Table2.D2" office:value-type="string">
            <text:p text:style-name="P4">20 </text:p>
          </table:table-cell>
        </table:table-row>
        <table:table-row table:style-name="Table2.1">
          <table:table-cell table:style-name="Table2.A2" office:value-type="string">
            <text:p text:style-name="P4">4</text:p>
          </table:table-cell>
          <table:table-cell table:style-name="Table2.A2" office:value-type="string">
            <text:section text:style-name="Sect1" text:name="{f2fcb36d-4c24-4512-9567-e3dd89c1b457}{236}">
              <text:p text:style-name="P5"/>
            </text:section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17 </text:p>
                </table:table-cell>
              </table:table-row>
            </table:table>
            <text:p text:style-name="P2"> </text:p>
          </table:table-cell>
          <table:table-cell table:style-name="Table2.A2" office:value-type="string">
            <text:p text:style-name="P4">8 </text:p>
          </table:table-cell>
          <table:table-cell table:style-name="Table2.D2" office:value-type="string">
            <text:p text:style-name="P4">25 </text:p>
          </table:table-cell>
        </table:table-row>
        <table:table-row table:style-name="Table2.1">
          <table:table-cell table:style-name="Table2.A2" office:value-type="string">
            <text:p text:style-name="P4">5</text:p>
          </table:table-cell>
          <table:table-cell table:style-name="Table2.A2" office:value-type="string">
            <text:section text:style-name="Sect1" text:name="{f2fcb36d-4c24-4512-9567-e3dd89c1b457}{237}">
              <text:p text:style-name="P5"/>
            </text:section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>21 </text:p>
                </table:table-cell>
              </table:table-row>
            </table:table>
            <text:p text:style-name="P2"> </text:p>
          </table:table-cell>
          <table:table-cell table:style-name="Table2.A2" office:value-type="string">
            <text:p text:style-name="P4">9 </text:p>
          </table:table-cell>
          <table:table-cell table:style-name="Table2.D2" office:value-type="string">
            <text:p text:style-name="P4">30 </text:p>
          </table:table-cell>
        </table:table-row>
      </table:table>
      <text:p text:style-name="P6"> 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Оценка качества пояснительной записки к курсовой работе </text:p>
          </table:table-cell>
          <table:table-cell table:style-name="Table1.A1" office:value-type="string">
            <text:p text:style-name="P1"> </text:p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Содержание работы соответствует выбранной специальности 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Содержание работы соответствует теме работ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редставлена актуальность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редставлена цель и задач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редставлена новизна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Работа выполнена самостоятельно </text:p>
          </table:table-cell>
          <table:table-cell table:style-name="Table1.A2" office:value-type="string">
            <text:p text:style-name="P1"> </text:p>
          </table:table-cell>
          <table:table-cell table:style-name="Table1.C2" office:value-type="string">
            <text:p text:style-name="P1"> </text:p>
          </table:table-cell>
        </table:table-row>
        <table:table-row table:style-name="Table1.3">
          <table:table-cell table:style-name="Table1.A2" office:value-type="string">
            <text:p text:style-name="P1">Студент уверенно отвечает на все вопрос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Студент ориентируется в тексте пояснительной записк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Студент может доказательно объяснить принятые  решения и алгоритмы реализаци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В работе присутствуют ссылки на источники по проблеме исследования и существующие подход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В работе есть ссылки на актуальные нормативные документы, связанные с темой курсовой работ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3">
          <table:table-cell table:style-name="Table1.A2" office:value-type="string">
            <text:p text:style-name="P1">В работе представлены аналоги по теме курсовой работе <text:line-break/>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В работе представлены качественные и (или) количественные критерии оценки результата работ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Степень теоретической проработанности проблемы  </text:p>
          </table:table-cell>
          <table:table-cell table:style-name="Table1.A2" office:value-type="string">
            <text:p text:style-name="P1"> </text:p>
          </table:table-cell>
          <table:table-cell table:style-name="Table1.C2" office:value-type="string">
            <text:p text:style-name="P1"> </text:p>
          </table:table-cell>
        </table:table-row>
        <table:table-row table:style-name="Table1.1">
          <table:table-cell table:style-name="Table1.A2" office:value-type="string">
            <text:p text:style-name="P1">В работе представлены результаты обзора более десяти источников по проблеме <text:soft-page-break/>исследования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материал изложен логично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родемонстрированы алгоритмы работ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9">
          <table:table-cell table:style-name="Table1.A2" office:value-type="string">
            <text:p text:style-name="P1">В работе приведены таблицы сравнений, графики, диаграммы, формулы, показывающие умение автора формализовать результаты исследования <text:line-break/>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В работе сформулированы предложения по дальнейшему развитию проекта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оказано достижение цел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показано решение задач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используется более десяти источников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3">
          <table:table-cell table:style-name="Table1.A2" office:value-type="string">
            <text:p text:style-name="P1"> Представленные  приложения к работе иллюстрируют достижения автора и подкрепляют его выводы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В работе менее двадцати ошибок по оформления работы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В работе менее двадцати орфографических ошибок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<text:span text:style-name="T1">Оценка программного продукта курсовой работы </text:span></text:p>
          </table:table-cell>
          <table:table-cell table:style-name="Table1.A2" office:value-type="string">
            <text:p text:style-name="P1"> </text:p>
          </table:table-cell>
          <table:table-cell table:style-name="Table1.C2" office:value-type="string">
            <text:p text:style-name="P1">10</text:p>
          </table:table-cell>
        </table:table-row>
        <table:table-row table:style-name="Table1.1">
          <table:table-cell table:style-name="Table1.A2" office:value-type="string">
            <text:p text:style-name="P1">В коде программы предусмотрена обработка исключений (ошибок)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Программа использует актуальные библиотеки и фреймворк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Разработанное приложение соответствует предъявляемым в работе критериям и требованиям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Студент может объяснить как работает написанный код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Присутствует файл READ.ME с инструкцией по запуску проекта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Пользовательский интерфейс понятен, элементы управления расположены логично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Приложение работает стабильно 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Код в файлах структурирован согласно стандартам, наименование фалов отражает их назначение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Код написан согласно парадигме ООП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>Программа использует базу данных для хранения информации 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0:21:38.525477122</meta:creation-date>
    <dc:date>2020-11-20T10:25:27.994936918</dc:date>
    <meta:editing-duration>PT3M50S</meta:editing-duration>
    <meta:editing-cycles>2</meta:editing-cycles>
    <meta:generator>LibreOffice/6.4.6.2$Linux_X86_64 LibreOffice_project/40$Build-2</meta:generator>
    <meta:document-statistic meta:table-count="5" meta:image-count="0" meta:object-count="0" meta:page-count="2" meta:paragraph-count="130" meta:word-count="349" meta:character-count="2317" meta:non-whitespace-character-count="2016"/>
  </office:meta>
</office:document-meta>
</file>